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ff15" officeooo:paragraph-rsid="0003ff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/</text:p>
      <text:p text:style-name="P1">#id</text:p>
      <text:p text:style-name="P1">1,1,0,0</text:p>
      <text:p text:style-name="P1"/>
      <text:p text:style-name="P1">nav.titi .tata div div div div div</text:p>
      <text:p text:style-name="P1">1,0,2,5</text:p>
      <text:p text:style-name="P1"/>
      <text:p text:style-name="P1">ul li div.skill</text:p>
      <text:p text:style-name="P1">1,0,1,3</text:p>
      <text:p text:style-name="P1"/>
      <text:p text:style-name="P1">.titi span</text:p>
      <text:p text:style-name="P1">1,0,1,1</text:p>
      <text:p text:style-name="P1"/>
      <text:p text:style-name="P1">div span</text:p>
      <text:p text:style-name="P1">1,0,0,2</text:p>
      <text:p text:style-name="P1"/>
      <text:p text:style-name="P1">div &gt; a</text:p>
      <text:p text:style-name="P1">1,0,0,2</text:p>
      <text:p text:style-name="P1"/>
      <text:p text:style-name="P1">div +a</text:p>
      <text:p text:style-name="P1">1,0,0,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08:32:07.226427004</meta:creation-date>
    <meta:generator>LibreOffice/7.3.3.2$Linux_X86_64 LibreOffice_project/30$Build-2</meta:generator>
    <dc:date>2022-10-04T08:40:18.002785107</dc:date>
    <meta:editing-duration>PT8M11S</meta:editing-duration>
    <meta:editing-cycles>1</meta:editing-cycles>
    <meta:document-statistic meta:table-count="0" meta:image-count="0" meta:object-count="0" meta:page-count="1" meta:paragraph-count="15" meta:word-count="28" meta:character-count="134" meta:non-whitespace-character-count="121"/>
  </office:meta>
</office:document-meta>
</file>